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ssoon" svg:font-family="Sassoon" style:font-pitch="variable"/>
    <style:font-face style:name="Sassoon1" svg:font-family="Sassoon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Text_20_body" style:list-style-name="L10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style:font-name="Sassoon" fo:font-size="14pt" style:font-size-asian="14pt" style:font-size-complex="14pt"/>
    </style:style>
    <style:style style:name="P5" style:family="paragraph" style:parent-style-name="Text_20_body" style:list-style-name="L2">
      <style:paragraph-properties fo:margin-top="0cm" fo:margin-bottom="0cm" loext:contextual-spacing="false"/>
      <style:text-properties style:font-name="Sassoon" officeooo:paragraph-rsid="001712d1"/>
    </style:style>
    <style:style style:name="P6" style:family="paragraph" style:parent-style-name="Text_20_body" style:list-style-name="L8">
      <style:paragraph-properties fo:margin-top="0cm" fo:margin-bottom="0cm" loext:contextual-spacing="false"/>
      <style:text-properties style:font-name="Sassoon"/>
    </style:style>
    <style:style style:name="P7" style:family="paragraph" style:parent-style-name="Text_20_body" style:list-style-name="L9">
      <style:paragraph-properties fo:margin-top="0cm" fo:margin-bottom="0cm" loext:contextual-spacing="false"/>
      <style:text-properties style:font-name="Sassoon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fo:color="#c0c0c0" style:font-name="Sassoon" officeooo:paragraph-rsid="001712d1"/>
    </style:style>
    <style:style style:name="P9" style:family="paragraph" style:parent-style-name="First_20_paragraph">
      <style:text-properties style:font-name="Sassoo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0c0c0"/>
    </style:style>
    <style:style style:name="T3" style:family="text">
      <style:text-properties fo:color="#c0c0c0" officeooo:rsid="001712d1"/>
    </style:style>
    <style:style style:name="T4" style:family="text">
      <style:text-properties fo:color="#808080"/>
    </style:style>
    <style:style style:name="T5" style:family="text">
      <style:text-properties officeooo:rsid="001712d1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er</text:p>
      <text:p text:style-name="Author">Exercises</text:p>
      <text:p text:style-name="Date">September 2017</text:p>
      <text:h text:style-name="Heading_20_1" text:outline-level="1">1 Vocabulary</text:h>
      <text:list xml:id="list6840526954241503791" text:style-name="L1">
        <text:list-item>
          <text:p text:style-name="P4"><text:span text:style-name="T2">Canada</text:span>: Canadà</text:p>
        </text:list-item>
        <text:list-item>
          <text:p text:style-name="P4"><text:span text:style-name="T2">Canadian</text:span>: canadenc</text:p>
        </text:list-item>
        <text:list-item>
          <text:p text:style-name="P4"><text:span text:style-name="T2">Tunisia</text:span>: Tunícia</text:p>
        </text:list-item>
        <text:list-item>
          <text:p text:style-name="P4"><text:span text:style-name="T2">Tunician</text:span>: tunecí</text:p>
        </text:list-item>
        <text:list-item>
          <text:p text:style-name="P4"><text:span text:style-name="T2">Sweden</text:span>: Suïssa</text:p>
        </text:list-item>
        <text:list-item>
          <text:p text:style-name="P4"><text:span text:style-name="T2">Swedish</text:span>: suís</text:p>
        </text:list-item>
        <text:list-item>
          <text:p text:style-name="P4"><text:span text:style-name="T2">Greece</text:span>: Grècia</text:p>
        </text:list-item>
        <text:list-item>
          <text:p text:style-name="P4"><text:span text:style-name="T2">Greek</text:span>: grec</text:p>
        </text:list-item>
        <text:list-item>
          <text:p text:style-name="P4"><text:span text:style-name="T2">Thailand</text:span>: Tailandia</text:p>
        </text:list-item>
        <text:list-item>
          <text:p text:style-name="P4"><text:span text:style-name="T2">Thai</text:span>: tailandés</text:p>
        </text:list-item>
        <text:list-item>
          <text:p text:style-name="P4"><text:span text:style-name="T2">Ecuador</text:span>: Equador</text:p>
        </text:list-item>
        <text:list-item>
          <text:p text:style-name="P4"><text:span text:style-name="T2">Ecuadorian</text:span>: Equatorià</text:p>
        </text:list-item>
      </text:list>
      <text:h text:style-name="Heading_20_1" text:outline-level="1">2 Translate</text:h>
      <text:list xml:id="list7214307516275473701" text:style-name="L2">
        <text:list-item>
          <text:p text:style-name="P5">El xiquet de Tunícia té els cabells arrissats.</text:p>
        </text:list-item>
        <text:list-item>
          <text:p text:style-name="P8">The boy from Tunicia has got curly hair.</text:p>
          <text:p text:style-name="P5"/>
        </text:list-item>
        <text:list-item>
          <text:p text:style-name="P5">El xiquet grec té ulleres.</text:p>
        </text:list-item>
        <text:list-item>
          <text:p text:style-name="P8">The boy f<text:span text:style-name="T5">rom</text:span> Greece has got glasses.</text:p>
          <text:p text:style-name="P5"/>
        </text:list-item>
        <text:list-item>
          <text:p text:style-name="P5">La xiqueta de Canadà té peques.</text:p>
        </text:list-item>
        <text:list-item>
          <text:p text:style-name="P8">The girl from Canada has got freckles.</text:p>
          <text:p text:style-name="P5"/>
        </text:list-item>
        <text:list-item>
          <text:p text:style-name="P5">El xiquet d'Equador té els cabells castanys.</text:p>
        </text:list-item>
        <text:list-item>
          <text:p text:style-name="P8">The boy from Ecuador has got brown hair.</text:p>
          <text:p text:style-name="P5"/>
        </text:list-item>
        <text:list-item>
          <text:p text:style-name="P5">La xiqueta de Tailandia té els cabells rossos.</text:p>
        </text:list-item>
        <text:list-item>
          <text:p text:style-name="P8">The girl from Thailand has got blond hair.</text:p>
          <text:p text:style-name="P5"/>
        </text:list-item>
        <text:list-item>
          <text:p text:style-name="P5"><text:soft-page-break/>Ls xiqueta de Suïssa té els cabells curts.</text:p>
        </text:list-item>
        <text:list-item>
          <text:p text:style-name="P8">The girl from Sweden has got short hair.</text:p>
        </text:list-item>
      </text:list>
      <text:h text:style-name="Heading_20_1" text:outline-level="1">3 Practice</text:h>
      <text:p text:style-name="P9"><text:span text:style-name="T1">Where's he from?</text:span></text:p>
      <text:list xml:id="list1621110823533445767" text:style-name="L8">
        <text:list-item>
          <text:p text:style-name="P6">He's from <text:span text:style-name="T2">Canada</text:span>.</text:p>
        </text:list-item>
        <text:list-item>
          <text:p text:style-name="P6">He's from <text:span text:style-name="T2">Tuni</text:span><text:span text:style-name="T3">s</text:span><text:span text:style-name="T2">ia</text:span>.</text:p>
        </text:list-item>
        <text:list-item>
          <text:p text:style-name="P6">He's from <text:span text:style-name="T2">Swedish</text:span>.</text:p>
        </text:list-item>
        <text:list-item>
          <text:p text:style-name="P6">He's from <text:span text:style-name="T2">Greece</text:span>.</text:p>
        </text:list-item>
        <text:list-item>
          <text:p text:style-name="P6">He's from <text:span text:style-name="T2">Thailand</text:span>.</text:p>
        </text:list-item>
        <text:list-item>
          <text:p text:style-name="P6">He's from <text:span text:style-name="T2">Ecuador</text:span>.</text:p>
        </text:list-item>
      </text:list>
      <text:p text:style-name="P9"><text:span text:style-name="T1"/></text:p>
      <text:p text:style-name="P9"><text:span text:style-name="T1">What nationality is he?</text:span></text:p>
      <text:list xml:id="list7189670129704005246" text:style-name="L9">
        <text:list-item>
          <text:p text:style-name="P7">She's <text:span text:style-name="T2">Canadian</text:span>.</text:p>
        </text:list-item>
        <text:list-item>
          <text:p text:style-name="P7">She's <text:span text:style-name="T2">Tuni</text:span><text:span text:style-name="T3">s</text:span><text:span text:style-name="T2">ian</text:span>.</text:p>
        </text:list-item>
        <text:list-item>
          <text:p text:style-name="P7">She's <text:span text:style-name="T2">Swedish</text:span>.</text:p>
        </text:list-item>
        <text:list-item>
          <text:p text:style-name="P7">She's <text:span text:style-name="T2">Greek</text:span>.</text:p>
        </text:list-item>
        <text:list-item>
          <text:p text:style-name="P7">She's <text:span text:style-name="T2">Thai</text:span>.</text:p>
        </text:list-item>
        <text:list-item>
          <text:p text:style-name="P7">She's <text:span text:style-name="T2">E</text:span><text:span text:style-name="T3">c</text:span><text:span text:style-name="T2">uadorian</text:span>.</text:p>
        </text:list-item>
      </text:list>
      <text:h text:style-name="Heading_20_1" text:outline-level="1">4 Vocabulary</text:h>
      <text:list xml:id="list8321877284174649137" text:style-name="L10">
        <text:list-item>
          <text:p text:style-name="P3"><text:span text:style-name="T2">spotted</text:span>: puntejat</text:p>
        </text:list-item>
        <text:list-item>
          <text:p text:style-name="P3"><text:span text:style-name="T2">striped</text:span>: ratjat</text:p>
        </text:list-item>
        <text:list-item>
          <text:p text:style-name="P3"><text:span text:style-name="T2">flowery</text:span>: florejat</text:p>
        </text:list-item>
        <text:list-item>
          <text:p text:style-name="P3"><text:span text:style-name="T2">checked</text:span>: estampat</text:p>
        </text:list-item>
        <text:list-item>
          <text:p text:style-name="P3"><text:span text:style-name="T2">dark</text:span>: fosc</text:p>
        </text:list-item>
        <text:list-item>
          <text:p text:style-name="P3"><text:span text:style-name="T2">lihgt</text:span>: clar</text:p>
        </text:list-item>
        <text:list-item>
          <text:p text:style-name="P3"><text:span text:style-name="T2">coach</text:span>: entrenador</text:p>
        </text:list-item>
        <text:list-item>
          <text:p text:style-name="P3"><text:span text:style-name="T2">team</text:span>: equip</text:p>
        </text:list-item>
        <text:list-item>
          <text:p text:style-name="P3"><text:span text:style-name="T2">tournament</text:span>: torneig</text:p>
        </text:list-item>
        <text:list-item>
          <text:p text:style-name="P3"><text:span text:style-name="T2">winner</text:span>: guanyad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ssoon" svg:font-family="Sassoon" style:font-pitch="variable"/>
    <style:font-face style:name="Sassoon1" svg:font-family="Sassoon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  <style:text-properties style:font-name="Sassoon1" fo:font-family="Sassoon" style:font-style-name="Normal" style:font-pitch="variable" fo:font-size="14pt" fo:font-weight="normal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rter</dc:title>
    <dc:date>2017-09-14T19:17:37.911095137</dc:date>
    <meta:editing-duration>PT13M16S</meta:editing-duration>
    <meta:editing-cycles>1</meta:editing-cycles>
    <meta:document-statistic meta:table-count="0" meta:image-count="0" meta:object-count="0" meta:page-count="2" meta:paragraph-count="56" meta:word-count="228" meta:character-count="1177" meta:non-whitespace-character-count="1050"/>
    <meta:generator>LibreOffice/5.1.6.2$Linux_X86_64 LibreOffice_project/10m0$Build-2</meta:generator>
  </office:meta>
</office:document-meta>
</file>